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24b12" draw:marker-start-width="0.28cm" draw:marker-end-width="0.28cm" draw:fill-color="#ffffff" draw:opacity="100%" draw:textarea-horizontal-align="justify" draw:textarea-vertical-align="middle" draw:auto-grow-height="false" fo:min-height="14.75cm" fo:min-width="16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224b12" draw:marker-start-width="0.28cm" draw:marker-end-width="0.28cm" draw:fill-color="#daf9e4" draw:opacity="100%" draw:textarea-horizontal-align="justify" draw:textarea-vertical-align="middle" draw:auto-grow-height="false" fo:min-height="1.25cm" fo:min-width="7.25cm" fo:padding-top="0.152cm" fo:padding-bottom="0.152cm" fo:padding-left="0.277cm" fo:padding-right="0.277cm"/>
      <style:paragraph-properties style:writing-mode="lr-tb"/>
    </style:style>
    <style:style style:name="gr3" style:family="graphic" style:parent-style-name="standard">
      <style:graphic-properties svg:stroke-width="0.053cm" svg:stroke-color="#355269" draw:marker-start-width="0.28cm" draw:marker-end-width="0.28cm" draw:fill-color="#ffffff" draw:opacity="100%" draw:textarea-horizontal-align="justify" draw:textarea-vertical-align="middle" draw:auto-grow-height="false" fo:min-height="3cm" fo:min-width="7.25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4.75cm" fo:min-width="1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7.2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0cm" fo:min-width="7.2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cm" fo:min-width="7.2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.5cm" fo:min-width="7.2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cm" fo:min-width="6.2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cm" fo:min-width="7.484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.4cm" fo:min-width="7.484cm"/>
      <style:paragraph-properties style:writing-mode="lr-tb"/>
    </style:style>
    <style:style style:name="gr12" style:family="graphic" style:parent-style-name="standard">
      <style:graphic-properties svg:stroke-width="0.053cm" svg:stroke-color="#224b12" draw:marker-start-width="0.279cm" draw:marker-end-width="0.279cm" draw:fill-color="#daf9e4" draw:textarea-horizontal-align="justify" draw:textarea-vertical-align="middle" draw:auto-grow-height="false" fo:min-height="1.948cm" fo:min-width="5.684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224b12" draw:marker-start-width="0.279cm" draw:marker-end-width="0.279cm" draw:fill-color="#daf9e4" draw:textarea-horizontal-align="justify" draw:textarea-vertical-align="middle" draw:auto-grow-height="false" fo:min-height="1.948cm" fo:min-width="5.683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12.098cm" fo:min-width="5.68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12.098cm" fo:min-width="5.68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224b12" draw:marker-start-width="0.279cm" draw:marker-end-width="0.279cm" draw:fill-color="#daf1f9" draw:textarea-horizontal-align="justify" draw:textarea-vertical-align="middle" draw:auto-grow-height="false" fo:min-height="1.948cm" fo:min-width="5.683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12.098cm" fo:min-width="5.683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948cm" fo:min-width="5.68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948cm" fo:min-width="5.683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948cm" fo:min-width="5.683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948cm" fo:min-width="5.684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948cm" fo:min-width="5.683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.948cm" fo:min-width="5.683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9.115cm" fo:min-width="18.4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14.698cm" fo:min-width="18.44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8.898cm" fo:min-width="17.19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1.92cm" fo:min-width="17.19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3.698cm" fo:min-width="7.6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2.948cm" fo:min-width="15.9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14.698cm" fo:min-width="18.4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355269" draw:marker-start-width="0.279cm" draw:marker-end-width="0.279cm" draw:fill-color="#ffffff" draw:textarea-horizontal-align="justify" draw:textarea-vertical-align="middle" draw:auto-grow-height="false" fo:min-height="11.948cm" fo:min-width="17.19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af9e4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daf9e4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daf1f9"/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6.5cm" svg:height="15cm" svg:x="2.2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5cm" svg:height="1.5cm" svg:x="2.25cm" svg:y="4.75cm">
          <text:p text:style-name="P2">Componen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5cm" svg:height="3.25cm" svg:x="2.5cm" svg:y="7.25cm">
          <text:p text:style-name="P2">Networ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5cm" svg:height="3.25cm" svg:x="2.5cm" svg:y="10.75cm">
          <text:p text:style-name="P2">Websocke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5cm" svg:height="3.25cm" svg:x="10.5cm" svg:y="7.25cm">
          <text:p text:style-name="P2">Http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5cm" svg:height="3.25cm" svg:x="10.5cm" svg:y="10.75cm">
          <text:p text:style-name="P2">Filesyste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5cm" svg:height="3.25cm" svg:x="2.5cm" svg:y="17.85cm">
          <text:p text:style-name="P2">GP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5cm" svg:height="3.25cm" svg:x="10.5cm" svg:y="17.85cm">
          <text:p text:style-name="P2">UAR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5cm" svg:height="3.25cm" svg:x="2.5cm" svg:y="14.25cm">
          <text:p text:style-name="P2">MQT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5cm" svg:height="3.25cm" svg:x="10.5cm" svg:y="14.25cm">
          <text:p text:style-name="P2">Update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4" draw:text-style-name="P4" draw:layer="layout" svg:width="16.5cm" svg:height="1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75cm" svg:height="1.5cm" svg:x="2.25cm" svg:y="1.75cm">
          <text:p text:style-name="P2">Fylesystem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75cm" svg:height="10.25cm" svg:x="2.5cm" svg:y="4.25cm">
          <text:p text:style-name="P2">Html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7.75cm" svg:height="3.25cm" svg:x="10.7cm" svg:y="7.75cm">
          <text:p text:style-name="P2">c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7.75cm" svg:height="6.75cm" svg:x="10.7cm" svg:y="11.25cm">
          <text:p text:style-name="P2">J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7.75cm" svg:height="3.25cm" svg:x="2.5cm" svg:y="14.75cm">
          <text:p text:style-name="P2">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7.75cm" svg:height="3.25cm" svg:x="10.7cm" svg:y="4.25cm">
          <text:p text:style-name="P2">nvs(blo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6.75cm" svg:height="2.25cm" svg:x="2.75cm" svg:y="6cm">
          <text:p text:style-name="P2">h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6.75cm" svg:height="2.25cm" svg:x="2.75cm" svg:y="11.3cm">
          <text:p text:style-name="P2">foo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6.75cm" svg:height="2.25cm" svg:x="2.75cm" svg:y="8.7cm">
          <text:p text:style-name="P2">cont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7.984cm" svg:height="2.25cm" svg:x="2.25cm" svg:y="19cm">
          <text:p text:style-name="P2">content-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6.75cm" svg:height="2.25cm" svg:x="11.2cm" svg:y="15.5cm">
          <text:p text:style-name="P2">glob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6.75cm" svg:height="2.25cm" svg:x="11.2cm" svg:y="12.9cm">
          <text:p text:style-name="P2">cont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7.984cm" svg:height="2.25cm" svg:x="10.766cm" svg:y="19cm">
          <text:p text:style-name="P2">content-j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7.984cm" svg:height="6.65cm" svg:x="2.25cm" svg:y="21.6cm">
          <text:p text:style-name="P2">Aplications-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7.984cm" svg:height="6.65cm" svg:x="10.766cm" svg:y="21.6cm">
          <text:p text:style-name="P5">Aplications-j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12" draw:text-style-name="P6" draw:layer="layout" svg:width="6.236cm" svg:height="2.25cm" svg:x="1.112cm" svg:y="3cm">
          <text:p text:style-name="P2">content-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6.235cm" svg:height="2.25cm" svg:x="7.439cm" svg:y="3cm">
          <text:p text:style-name="P2">content-j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6.235cm" svg:height="12.4cm" svg:x="1.1cm" svg:y="5.6cm">
          <text:p text:style-name="P5"/>
          <text:p text:style-name="P5"/>
          <text:p text:style-name="P5"/>
          <text:p text:style-name="P7">&lt;div id="ws-body"&gt;</text:p>
          <text:p text:style-name="P7">&lt;/div&gt;</text:p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6.235cm" svg:height="12.4cm" svg:x="7.439cm" svg:y="5.6cm">
          <text:p text:style-name="P5"/>
          <text:p text:style-name="P5"><text:span text:style-name="T1">function </text:span>ws-app(){}</text:p>
          <text:p text:style-name="P5"/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6.235cm" svg:height="2.25cm" svg:x="13.765cm" svg:y="3cm">
          <text:p text:style-name="P2">websoc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6.235cm" svg:height="12.4cm" svg:x="13.765cm" svg:y="5.6cm">
          <text:p text:style-name="P5"/>
          <text:p text:style-name="P5"/>
          <text:p text:style-name="P5"/>
          <text:p text:style-name="P5">Json {“ws-app<text:span text:style-name="T2">”:{}}</text:span></text:p>
          <text:p text:style-name="P5"/>
          <text:p text:style-name="P5"/>
          <text:p text:style-name="P5"/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6.236cm" svg:height="2.25cm" svg:x="1.112cm" svg:y="5.3cm">
          <text:p text:style-name="P5">aplications-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6.235cm" svg:height="2.25cm" svg:x="7.439cm" svg:y="5.3cm">
          <text:p text:style-name="P5">aplications-j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6.235cm" svg:height="2.25cm" svg:x="13.765cm" svg:y="5.4cm">
          <text:p text:style-name="P5">aplications-w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6.236cm" svg:height="2.25cm" svg:x="1.112cm" svg:y="15.8cm">
          <text:p text:style-name="P11">Es un div general que</text:p>
          <text:p text:style-name="P11">Tiene el body </text:p>
          <text:p text:style-name="P11">Dinámico del 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6.235cm" svg:height="2.25cm" svg:x="7.439cm" svg:y="15.8cm">
          <text:p text:style-name="P11">Es un script en donde</text:p>
          <text:p text:style-name="P11">Se van a cargar las </text:p>
          <text:p text:style-name="P11">Funciones necesarias</text:p>
          <text:p text:style-name="P11">Para cada solicitud </text:p>
          <text:p text:style-name="P11">nue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6.235cm" svg:height="2.25cm" svg:x="13.765cm" svg:y="15.2cm">
          <text:p text:style-name="P11">Devuelve un json </text:p>
          <text:p text:style-name="P11">Que incluye todos los</text:p>
          <text:p text:style-name="P11">Ficheros que deben </text:p>
          <text:p text:style-name="P11">descarga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9cm" svg:height="9.417cm" svg:x="0.718cm" svg:y="19cm">
          <text:p text:style-name="P11"><text:span text:style-name="T1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25" draw:text-style-name="P13" draw:layer="layout" svg:width="19cm" svg:height="15cm" svg:x="1cm" svg:y="3cm">
          <text:p text:style-name="P11">Esquema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17.75cm" svg:height="9.2cm" svg:x="1.25cm" svg:y="5.8cm">
          <text:p text:style-name="P2">Body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layout" svg:width="17.75cm" svg:height="2.222cm" svg:x="1.25cm" svg:y="3.278cm">
          <text:p text:style-name="P2">H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layout" svg:width="17.75cm" svg:height="2.222cm" svg:x="1.25cm" svg:y="15.578cm">
          <text:p text:style-name="P2">Foo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8.152cm" svg:height="4cm" svg:x="1.75cm" svg:y="7.15cm">
          <text:p text:style-name="P2">S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16.5cm" svg:height="3.25cm" svg:x="1.75cm" svg:y="11.4cm">
          <text:p text:style-name="P2">S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8.152cm" svg:height="4cm" svg:x="10.098cm" svg:y="7.15cm">
          <text:p text:style-name="P2">Sectio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30" draw:text-style-name="P13" draw:layer="layout" svg:width="19cm" svg:height="15cm" svg:x="0.718cm" svg:y="12.973cm">
          <text:p text:style-name="P11"><text:span text:style-name="T1">&lt;div id=’</text:span>ws-app’&gt;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17.75cm" svg:height="12.25cm" svg:x="1.75cm" svg:y="13.66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0T10:47:32.933834513</meta:creation-date>
    <dc:date>2024-01-21T00:34:46.960589313</dc:date>
    <meta:editing-duration>PT8H3M1S</meta:editing-duration>
    <meta:editing-cycles>2</meta:editing-cycles>
    <meta:generator>LibreOffice/7.1.8.1$Linux_X86_64 LibreOffice_project/10$Build-1</meta:generator>
    <meta:document-statistic meta:object-count="48"/>
  </office:meta>
</office:document-meta>
</file>